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5924" officeooo:paragraph-rsid="00005924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4 山海城市</text:p>
        <text:p text:style-name="P1"/>
        <text:p text:style-name="P1">臺灣是一个海洋島嶼的國家，</text:p>
        <text:p text:style-name="P1">Tâi-uân sī tsi̍t ê hái-iûnn tó-sū ê kok-ka, </text:p>
        <text:p text:style-name="P1"/>
        <text:p text:style-name="P1">四箍輾轉攏是海。</text:p>
        <text:p text:style-name="P1">sì-khoo-liàn-tńg lóng sī hái. </text:p>
        <text:p text:style-name="P1"/>
        <text:p text:style-name="P1">基隆徛佇臺灣頭，</text:p>
        <text:p text:style-name="P1">Ke-lâng khiā tī Tâi-uân thâu, </text:p>
        <text:p text:style-name="P1"/>
        <text:p text:style-name="P1">一个天然的港口，</text:p>
        <text:p text:style-name="P1">tsi̍t ê thian-jiân ê káng-kháu, </text:p>
        <text:p text:style-name="P1"/>
        <text:p text:style-name="P1">三面山一面海的地勢，</text:p>
        <text:p text:style-name="P1">sann bīn suann tsi̍t bīn hái ê tē-sè, </text:p>
        <text:p text:style-name="P1"/>
        <text:p text:style-name="P1">一个有山有海的山海城市。</text:p>
        <text:p text:style-name="P1">tsi̍t ê ū suann ū hái ê suann-hái siânn-tshī.</text:p>
        <text:p text:style-name="P1"/>
        <text:p text:style-name="P1"/>
        <text:p text:style-name="P1"/>
        <text:p text:style-name="P1"/>
        <text:p text:style-name="P1">這个山海城市數百年來幾若擺的戰爭，</text:p>
        <text:p text:style-name="P1">Tsit ê suann-hái siânn-tshī sòo pah nî lâi kuí-nā pái ê tsiàn-tsing, </text:p>
        <text:p text:style-name="P1"/>
        <text:p text:style-name="P1">差一屑仔就予人踏做平地。</text:p>
        <text:p text:style-name="P1">tsha tsi̍t-sut-á tō hōo lâng ta̍h-tsò pênn-tē. </text:p>
        <text:p text:style-name="P1"/>
        <text:p text:style-name="P1">佳哉！</text:p>
        <text:p text:style-name="P1">Ka-tsài! </text:p>
        <text:p text:style-name="P1"/>
        <text:p text:style-name="P1">人講：「拍斷手骨，顛倒勇。」</text:p>
        <text:p text:style-name="P1">Lâng kóng: “Phah-tn̄g tshiú-kut, tian-tò ióng.” </text:p>
        <text:p text:style-name="P1"/>
        <text:p text:style-name="P1">先民勇敢的精神，</text:p>
        <text:p text:style-name="P1">Sian-bîn ióng-kám ê tsing-sîn, </text:p>
        <text:p text:style-name="P1"/>
        <text:p text:style-name="P1">喙齒根咬牢咧，</text:p>
        <text:p text:style-name="P1">tshuì-khí-kin kā-tiâu --leh, </text:p>
        <text:p text:style-name="P1"/>
        <text:p text:style-name="P1">無予in拍倒去。</text:p>
        <text:p text:style-name="P1">bô hōo in phah-tó --khì. </text:p>
        <text:p text:style-name="P1"/>
        <text:p text:style-name="P1">一擺閣一擺徛起來，</text:p>
        <text:p text:style-name="P1">Tsi̍t pái koh tsi̍t pái khiā --khí-lâi, </text:p>
        <text:p text:style-name="P1"/>
        <text:p text:style-name="P1">重新建立家園。</text:p>
        <text:p text:style-name="P1">tiông-sin kiàn-li̍p ka-hn̂g. </text:p>
        <text:p text:style-name="P1"/>
        <text:p text:style-name="P1">一粒一粒青ling-ling的山，</text:p>
        <text:p text:style-name="P1">Tsi̍t lia̍p tsi̍t lia̍p tshenn-ling-ling ê suann, </text:p>
        <text:p text:style-name="P1"/>
        <text:p text:style-name="P1">猶原徛騰騰佇遐，</text:p>
        <text:p text:style-name="P1">iu-guân khiā-thîng-thîng tshāi tī hia, </text:p>
        <text:p text:style-name="P1"/>
        <text:p text:style-name="P1">予人做岫閣開枝散葉，</text:p>
        <text:p text:style-name="P1">hōo lâng tsò siū koh khui ki suànn hio̍h, </text:p>
        <text:p text:style-name="P1"/>
        <text:p text:style-name="P1">代代生湠。</text:p>
        <text:p text:style-name="P1">tāi-tāi senn-thuànn. </text:p>
        <text:p text:style-name="P1"/>
        <text:p text:style-name="P1">海水流過來閣流過去，</text:p>
        <text:p text:style-name="P1"><text:soft-page-break/>Hái-tsuí lâu --kuè-lâi koh lâu --kuè-khì, </text:p>
        <text:p text:style-name="P1"/>
        <text:p text:style-name="P1">溢過來閣溢過去，</text:p>
        <text:p text:style-name="P1">ik --kuè-lâi koh ik --kuè-khì, </text:p>
        <text:p text:style-name="P1"/>
        <text:p text:style-name="P1">港口的船隻嘛仝款出出入入，</text:p>
        <text:p text:style-name="P1">káng-kháu ê tsûn-tsiah mā kāng-khuán tshut-tshut-ji̍p-ji̍p, </text:p>
        <text:p text:style-name="P1"/>
        <text:p text:style-name="P1">替這个山海城市創造濟濟的商機。</text:p>
        <text:p text:style-name="P1">thè tsit ê suann-hái siânn-tshī tshòng-tsō tsē-tsē ê siong-ki.</text:p>
        <text:p text:style-name="P1"/>
        <text:p text:style-name="P1"/>
        <text:p text:style-name="P1"/>
        <text:p text:style-name="P1"/>
        <text:p text:style-name="P1">俗語講：「靠山食山，</text:p>
        <text:p text:style-name="P1">Sio̍k-gí kóng: “Khò suann tsia̍h suann, </text:p>
        <text:p text:style-name="P1"/>
        <text:p text:style-name="P1">靠海食海。」</text:p>
        <text:p text:style-name="P1">khò hái tsia̍h hái.” </text:p>
        <text:p text:style-name="P1"/>
        <text:p text:style-name="P1">基隆人真少靠山咧種作來生活，</text:p>
        <text:p text:style-name="P1">Ke-lâng-lâng tsin tsió khò suann teh tsìng-tsoh lâi sing-ua̍h, </text:p>
        <text:p text:style-name="P1"/>
        <text:p text:style-name="P1">三面山反倒轉是基隆交通無法度發展上大的阻礙。</text:p>
        <text:p text:style-name="P1">sann bīn suann huán-tò-tńg sī Ke-lâng kau-thong bô-huat-tōo huat-tián siōng tuā ê tsóo-gāi. </text:p>
        <text:p text:style-name="P1"/>
        <text:p text:style-name="P1">一面海晟養濟濟的基隆人佇遮拍拚，</text:p>
        <text:p text:style-name="P1">Tsi̍t bīn hái tshiânn-ióng tsē-tsē ê Ke-lâng-lâng tī tsia phah-piànn, </text:p>
        <text:p text:style-name="P1"/>
        <text:p text:style-name="P1">有一半較加攏是靠碼頭港口佇咧趁食。</text:p>
        <text:p text:style-name="P1">ū tsi̍t-puànn khah ke lóng sī khò bé-thâu káng-kháu tī-leh thàn-tsia̍h. </text:p>
        <text:p text:style-name="P1"/>
        <text:p text:style-name="P1">遮的行業有船員、報關人員、</text:p>
        <text:p text:style-name="P1">Tsia ê hâng-gia̍p ū tsûn-uân, pò-kuan jîn-uân, </text:p>
        <text:p text:style-name="P1"/>
        <text:p text:style-name="P1">碼頭苦力、運輸業者等等。</text:p>
        <text:p text:style-name="P1">bé-thâu ku-lí, ūn-su gia̍p-tsiá tíng-tíng. </text:p>
        <text:p text:style-name="P1"/>
        <text:p text:style-name="P1">因為in日常生活的需要，</text:p>
        <text:p text:style-name="P1">In-uī in ji̍t-siông sing-ua̍h ê su-iàu, </text:p>
        <text:p text:style-name="P1"/>
        <text:p text:style-name="P1">閣帶來食、穿、行、蹛相關行業的發展。</text:p>
        <text:p text:style-name="P1">koh tuà-lâi tsia̍h, tshīng, kiânn, tuà siong-kuan hâng-gia̍p ê huat-tián. </text:p>
        <text:p text:style-name="P1"/>
        <text:p text:style-name="P1">遮的各行各業佮這个山海城市的關係，</text:p>
        <text:p text:style-name="P1">Tsia-ê kok-hâng-kok-gia̍p kah tsit ê suann-hái siânn-tshī ê kuan-hē, </text:p>
        <text:p text:style-name="P1"/>
        <text:p text:style-name="P1">就像咱人的皮牢肉、肉牢皮仝款，</text:p>
        <text:p text:style-name="P1">tō tshiūnn lán lâng ê phuê tiâu bah, bah tiâu phuê kāng-khuán, </text:p>
        <text:p text:style-name="P1"/>
        <text:p text:style-name="P1">這个關係是削袂甪的。</text:p>
        <text:p text:style-name="P1"><text:soft-page-break/>tsit ê kuan-hē sī siah bē lut--ê.</text:p>
        <text:p text:style-name="P1"/>
        <text:p text:style-name="P1"/>
        <text:p text:style-name="P1"/>
        <text:p text:style-name="P1"/>
        <text:p text:style-name="P1">「海水會當養飼萬物」，</text:p>
        <text:p text:style-name="P1">“Hái-tsuí ē-tàng ióng-tshī bān-bu̍t”, </text:p>
        <text:p text:style-name="P1"/>
        <text:p text:style-name="P1">有海水咧流的所在就袂餓死。</text:p>
        <text:p text:style-name="P1">ū hái-tsuí teh lâu ê sóo-tsāi tō bē gō--sí. </text:p>
        <text:p text:style-name="P1"/>
        <text:p text:style-name="P1">佇遮除了靠碼頭港口趁食，</text:p>
        <text:p text:style-name="P1">Tī tsia tû-liáu khò bé-thâu káng-kháu thàn-tsia̍h, </text:p>
        <text:p text:style-name="P1"/>
        <text:p text:style-name="P1">討海是上原始的趁食行業。</text:p>
        <text:p text:style-name="P1">thó-hái sī siōng guân-sí ê thàn-tsia̍h hâng-gia̍p. </text:p>
        <text:p text:style-name="P1"/>
        <text:p text:style-name="P1">像講八斗仔漁村，</text:p>
        <text:p text:style-name="P1">Tshiūnn kóng Pat-táu-á hî-tshun, </text:p>
        <text:p text:style-name="P1"/>
        <text:p text:style-name="P1">當地的人攏是靠掠魚維持生活的討海人。</text:p>
        <text:p text:style-name="P1">tong-tē ê lâng lóng sī khò lia̍h hî î-tshî sing-ua̍h ê thó-hái-lâng. </text:p>
        <text:p text:style-name="P1"/>
        <text:p text:style-name="P1">海洋豐富的資源，</text:p>
        <text:p text:style-name="P1">Hái-iûnn hong-hù ê tsu-guân, </text:p>
        <text:p text:style-name="P1"/>
        <text:p text:style-name="P1">對遮的討海人來講就像掘袂盡的寶藏仝款。</text:p>
        <text:p text:style-name="P1">tuì tsia-ê thó-hái-lâng lâi kóng tō tshiūnn ku̍t bē tsīn ê pó-tsōng kāng-khuán. </text:p>
        <text:p text:style-name="P1"/>
        <text:p text:style-name="P1">這陣人就是靠闊莽莽的大海佇咧生活。</text:p>
        <text:p text:style-name="P1">Tsit tīn lâng tō sī khò khuah-bóng-bóng ê tuā-hái tī-leh sing-ua̍h.</text:p>
        <text:p text:style-name="P1"/>
        <text:p text:style-name="P1"/>
        <text:p text:style-name="P1"/>
        <text:p text:style-name="P1"/>
        <text:p text:style-name="P1">山海城市上媠的是一爿靠山，</text:p>
        <text:p text:style-name="P1">Suann-hái siânn-tshī siōng suí--ê sī tsi̍t pîng khò suann, </text:p>
        <text:p text:style-name="P1"/>
        <text:p text:style-name="P1">一爿倚海的山海景緻。</text:p>
        <text:p text:style-name="P1">tsi̍t pîng uá hái ê suann-hái kíng-tì. </text:p>
        <text:p text:style-name="P1"/>
        <text:p text:style-name="P1">一家伙仔抑是三、五个仔親朋戚友，</text:p>
        <text:p text:style-name="P1">Tsi̍t-ke-hué-á ia̍h-sī sann, gōo-ê-á tshin-pîng-tshik-iú, </text:p>
        <text:p text:style-name="P1"/>
        <text:p text:style-name="P1">紮一寡點心，</text:p>
        <text:p text:style-name="P1">tsah tsi̍t-kuá tiám-sim, </text:p>
        <text:p text:style-name="P1"/>
        <text:p text:style-name="P1">泡一鈷仔茶米茶，</text:p>
        <text:p text:style-name="P1">phàu tsi̍t kóo á tê-bí-tê, </text:p>
        <text:p text:style-name="P1"/>
        <text:p text:style-name="P1">抑是苦te̍h-te̍h歹落喉閣干干仔愛啉的咖啡，</text:p>
        <text:p text:style-name="P1">ia̍h-sī khóo-te̍h-te̍h pháinn lo̍h-âu koh kan-kan-á ài lim ê ka-pi, </text:p>
        <text:p text:style-name="P1"/>
        <text:p text:style-name="P1">坐佇涼亭仔來哈兩杯仔，</text:p>
        <text:p text:style-name="P1">tsē tī liâng-tîng-á lâi ha <text:soft-page-break/>--nn̄g-pue-á, </text:p>
        <text:p text:style-name="P1"/>
        <text:p text:style-name="P1">會使講是人生上大的享受。</text:p>
        <text:p text:style-name="P1">ē-sái kóng sī jîn-sing siōng tuā ê hiáng-siū. </text:p>
        <text:p text:style-name="P1"/>
        <text:p text:style-name="P1">佇遐毋管你是牛聲馬喉，</text:p>
        <text:p text:style-name="P1">Tī hia m̄-kuán lí sī gû-siann-bé-âu, </text:p>
        <text:p text:style-name="P1"/>
        <text:p text:style-name="P1">抑是破銅管仔聲，</text:p>
        <text:p text:style-name="P1">ia̍h-sī phuà tâng-kóng-á siann, </text:p>
        <text:p text:style-name="P1"/>
        <text:p text:style-name="P1">嘛無人會嫌你噪耳，</text:p>
        <text:p text:style-name="P1">mā bô lâng ē hiâm lí tshò-hīnn, </text:p>
        <text:p text:style-name="P1"/>
        <text:p text:style-name="P1">無人會報警察來取締。</text:p>
        <text:p text:style-name="P1">bô lâng ē pò kíng-tshat lâi tshú-tè. </text:p>
        <text:p text:style-name="P1"/>
        <text:p text:style-name="P1">看海湧起起落落，</text:p>
        <text:p text:style-name="P1">Khuànn hái-íng khí-khí-lo̍h-lo̍h, </text:p>
        <text:p text:style-name="P1"/>
        <text:p text:style-name="P1">聽世界上大團的樂隊演奏天然的名曲，</text:p>
        <text:p text:style-name="P1">thiann sè-kài siōng tuā thuân ê ga̍k-tuī ián-tsàu thian-jiân ê miâ-khik, </text:p>
        <text:p text:style-name="P1"/>
        <text:p text:style-name="P1">規年迵天二四小時無歇睏的表演，</text:p>
        <text:p text:style-name="P1">kui-nî-thàng-thinn jī-sì sió-sî bô hioh-khùn ê piáu-ián, </text:p>
        <text:p text:style-name="P1"/>
        <text:p text:style-name="P1">免錢喔！</text:p>
        <text:p text:style-name="P1">bián-tsînn --ooh! </text:p>
        <text:p text:style-name="P1"/>
        <text:p text:style-name="P1">歡迎逐家來親近這个山海城市。</text:p>
        <text:p text:style-name="P1">Huan-gîng ta̍k-ke lâi tshin-kīn tsit ê suann-hái siânn-tsh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2:06.012571904</dc:date>
    <meta:editing-duration>PT23S</meta:editing-duration>
    <meta:editing-cycles>1</meta:editing-cycles>
    <meta:document-statistic meta:table-count="0" meta:image-count="0" meta:object-count="0" meta:page-count="4" meta:paragraph-count="126" meta:word-count="1152" meta:character-count="3502" meta:non-whitespace-character-count="3082"/>
    <meta:generator>LibreOffice/5.1.6.2$Linux_X86_64 LibreOffice_project/10m0$Build-2</meta:generator>
  </office:meta>
</office:document-meta>
</file>